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3" style:family="paragraph" style:parent-style-name="Standard">
      <loext:graphic-properties draw:fill="solid" draw:fill-color="#1e1e1e" draw:opacity="100%"/>
      <style:paragraph-properties fo:margin-top="0cm" fo:margin-bottom="0cm" loext:contextual-spacing="false" style:line-height-at-least="0.28cm" fo:background-color="#1e1e1e"/>
    </style:style>
    <style:style style:name="P4"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1" style:font-size-asian="12pt" style:language-asian="ca" style:country-asian="ES" style:font-name-complex="Times New Roman1" style:font-size-complex="12pt"/>
    </style:style>
    <style:style style:name="P5" style:family="paragraph" style:parent-style-name="Standard" style:master-page-name="Standard">
      <style:paragraph-properties fo:text-align="justify" style:justify-single-word="false" style:page-number="auto"/>
      <style:text-properties style:font-name="Consolas" fo:font-size="14pt" fo:language="es" fo:country="ES" style:font-size-asian="14pt" style:font-size-complex="14pt"/>
    </style:style>
    <style:style style:name="P6"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P7"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8"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1" style:font-size-asian="12pt" style:language-asian="ca" style:country-asian="ES" style:font-name-complex="Times New Roman1" style:font-size-complex="12pt"/>
    </style:style>
    <style:style style:name="P9" style:family="paragraph" style:parent-style-name="List_20_Paragraph" style:list-style-name="WWNum2">
      <style:paragraph-properties fo:text-align="justify" style:justify-single-word="false"/>
      <style:text-properties style:font-name="Consolas" fo:font-size="14pt" fo:language="es" fo:country="ES" style:font-size-asian="14pt" style:font-size-complex="14pt"/>
    </style:style>
    <style:style style:name="P10" style:family="paragraph" style:parent-style-name="Normal_20__28_Web_29_">
      <style:paragraph-properties fo:margin-top="0.176cm" fo:margin-bottom="0cm" loext:contextual-spacing="false" fo:text-align="justify" style:justify-single-word="false"/>
      <style:text-properties style:font-name="Consolas" fo:font-size="14pt" fo:language="es" fo:country="ES" style:font-size-asian="14pt" style:font-size-complex="14pt"/>
    </style:style>
    <style:style style:name="T1" style:family="text">
      <style:text-properties fo:color="#569cd6" style:font-name="Consolas" fo:font-size="12pt" style:font-name-asian="Times New Roman1" style:font-size-asian="12pt" style:language-asian="ca" style:country-asian="ES" style:font-name-complex="Times New Roman1" style:font-size-complex="12pt"/>
    </style:style>
    <style:style style:name="T2" style:family="text">
      <style:text-properties fo:color="#d4d4d4" style:font-name="Consolas" fo:font-size="12pt" style:font-name-asian="Times New Roman1" style:font-size-asian="12pt" style:language-asian="ca" style:country-asian="ES" style:font-name-complex="Times New Roman1" style:font-size-complex="12pt"/>
    </style:style>
    <style:style style:name="T3" style:family="text">
      <style:text-properties fo:color="#9cdcfe" style:font-name="Consolas" fo:font-size="12pt" style:font-name-asian="Times New Roman1" style:font-size-asian="12pt" style:language-asian="ca" style:country-asian="ES" style:font-name-complex="Times New Roman1" style:font-size-complex="12pt"/>
    </style:style>
    <style:style style:name="T4" style:family="text">
      <style:text-properties fo:color="#dcdcaa" style:font-name="Consolas" fo:font-size="12pt" style:font-name-asian="Times New Roman1" style:font-size-asian="12pt" style:language-asian="ca" style:country-asian="ES" style:font-name-complex="Times New Roman1" style:font-size-complex="12pt"/>
    </style:style>
    <style:style style:name="T5" style:family="text">
      <style:text-properties fo:color="#ce9178" style:font-name="Consolas" fo:font-size="12pt" style:font-name-asian="Times New Roman1" style:font-size-asian="12pt" style:language-asian="ca" style:country-asian="ES" style:font-name-complex="Times New Roman1" style:font-size-complex="12pt"/>
    </style:style>
    <style:style style:name="T6" style:family="text">
      <style:text-properties fo:color="#4ec9b0" style:font-name="Consolas" fo:font-size="12pt" style:font-name-asian="Times New Roman1" style:font-size-asian="12pt" style:language-asian="ca" style:country-asian="ES" style:font-name-complex="Times New Roman1" style:font-size-complex="12pt"/>
    </style:style>
    <style:style style:name="T7" style:family="text">
      <style:text-properties fo:color="#b5cea8" style:font-name="Consolas" fo:font-size="12pt" style:font-name-asian="Times New Roman1" style:font-size-asian="12pt" style:language-asian="ca" style:country-asian="ES"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dex.</text:p>
      <text:list xml:id="list2302255093" text:style-name="WWNum2">
        <text:list-item>
          <text:p text:style-name="P9">Events in Node.</text:p>
        </text:list-item>
        <text:list-item>
          <text:p text:style-name="P9">Events module.</text:p>
        </text:list-item>
        <text:list-item>
          <text:p text:style-name="P9">Define an event.</text:p>
        </text:list-item>
        <text:list-item>
          <text:p text:style-name="P9">Associating events to objects.</text:p>
        </text:list-item>
      </text:list>
      <text:p text:style-name="P2"/>
      <text:p text:style-name="P6">1. Events in Node.</text:p>
      <text:p text:style-name="P2">Many objects in Node emit events: a net.Server emits an event every time a connection is established, a fs.readStream emits an event when a file is opened. All objects that emit events are instances of events.EventEmitter. You can use this module by doing require ("events");</text:p>
      <text:p text:style-name="P2">You can attach functions to objects, so that they are executed when an event is raised. These functions are called listeners.</text:p>
      <text:p text:style-name="P2"/>
      <text:p text:style-name="P6">2. Events module</text:p>
      <text:p text:style-name="P2">The events are in a separate module that we have to require in our programs created with Node JS. We do it with the "require" statement:</text:p>
      <text:p text:style-name="P2"/>
      <text:p text:style-name="P2">var events = require ('events');</text:p>
      <text:p text:style-name="P2"/>
      <text:p text:style-name="P2">Within this or module you have a series of utilities to work with events. Let's first look at the event emitter, which you find in the EventEmitter property:</text:p>
      <text:p text:style-name="P2"/>
      <text:p text:style-name="P2"><text:soft-page-break/>var EmisorEventos = events.EventEmitter;</text:p>
      <text:p text:style-name="P2"/>
      <text:p text:style-name="P6">3. Define an event.</text:p>
      <text:p text:style-name="P2">In "Node" there is an event loop, so that when an event is declared, the system listens as it occurs, to then execute a function. This function is known as a "callback" or as an "event handler" and it contains the code that you want to be executed when the event to which we have associated it occurs.</text:p>
      <text:p text:style-name="P2"/>
      <text:p text:style-name="P2">First we will have to instantiate an object of the EventEmitter class, which we have saved in the EmisorEventos variable before.</text:p>
      <text:p text:style-name="P2"/>
      <text:p text:style-name="P2">var ee = newEventsEmitter ();</text:p>
      <text:p text:style-name="P2"/>
      <text:p text:style-name="P2">Then we will have to use the on () method to define the event handler functions, or its equivalent addEventListener (). To emit an event we use the emit () method.</text:p>
      <text:p text:style-name="P2"/>
      <text:p text:style-name="P2">For example, we are going to emit an event called "data", with this code.</text:p>
      <text:p text:style-name="P2"/>
      <text:p text:style-name="P2">ee.emit ('data', Date.now ());</text:p>
      <text:p text:style-name="P2"/>
      <text:p text:style-name="P2"><text:soft-page-break/>Now we are going to make an event handler function that is associated with the event defined in "data".</text:p>
      <text:p text:style-name="P2"/>
      <text:p text:style-name="P2">ee.on ('data', function (date) { </text:p>
      <text:p text:style-name="P2"><text:s/>console.log (date); </text:p>
      <text:p text:style-name="P2">});</text:p>
      <text:p text:style-name="P2"/>
      <text:p text:style-name="P2">If we want to take advantage of some of the most interesting features of NodeJS applications, it may be useful to use setInterval () so that we can be sending data from time to time:</text:p>
      <text:p text:style-name="P2"/>
      <text:p text:style-name="P2">setInterval (function () {</text:p>
      <text:p text:style-name="P2"><text:s/>ee.emit ('data', Date.now ()); </text:p>
      <text:p text:style-name="P2">}, 500);</text:p>
      <text:p text:style-name="P2"/>
      <text:p text:style-name="P2">With this we will have already built a fully functional NodeJS example. The complete code would be the following:</text:p>
      <text:p text:style-name="P3"><text:span text:style-name="T1">var</text:span><text:span text:style-name="T2"> </text:span><text:span text:style-name="T3">events</text:span><text:span text:style-name="T2"> = </text:span><text:span text:style-name="T4">require</text:span><text:span text:style-name="T2">(</text:span><text:span text:style-name="T5">'events'</text:span><text:span text:style-name="T2">);</text:span></text:p>
      <text:p text:style-name="P3"><text:span text:style-name="T1">var</text:span><text:span text:style-name="T2"> </text:span><text:span text:style-name="T6">EventsE</text:span><text:span text:style-name="T2"> = </text:span><text:span text:style-name="T3">events</text:span><text:span text:style-name="T2">.</text:span><text:span text:style-name="T6">EventEmitter</text:span><text:span text:style-name="T2">; </text:span></text:p>
      <text:p text:style-name="P3"><text:span text:style-name="T1">var</text:span><text:span text:style-name="T2"> </text:span><text:span text:style-name="T3">ee</text:span><text:span text:style-name="T2"> = </text:span><text:span text:style-name="T1">new</text:span><text:span text:style-name="T2"> EventsE(); </text:span></text:p>
      <text:p text:style-name="P3"><text:span text:style-name="T3">ee</text:span><text:span text:style-name="T2">.</text:span><text:span text:style-name="T4">on</text:span><text:span text:style-name="T2">(</text:span><text:span text:style-name="T5">'data'</text:span><text:span text:style-name="T2">, </text:span><text:span text:style-name="T1">function</text:span><text:span text:style-name="T2">(</text:span><text:span text:style-name="T3">date</text:span><text:span text:style-name="T2">) { </text:span></text:p>
      <text:p text:style-name="P3"><text:span text:style-name="T2"><text:s/></text:span><text:span text:style-name="T3">console</text:span><text:span text:style-name="T2">.</text:span><text:span text:style-name="T4">log</text:span><text:span text:style-name="T2">(</text:span><text:span text:style-name="T3">date</text:span><text:span text:style-name="T2">); </text:span></text:p>
      <text:p text:style-name="P4">}); </text:p>
      <text:p text:style-name="P3"><text:span text:style-name="T4">setInterval</text:span><text:span text:style-name="T2">(</text:span><text:span text:style-name="T1">function</text:span><text:span text:style-name="T2">() { </text:span></text:p>
      <text:p text:style-name="P3"><text:span text:style-name="T2"><text:s/></text:span><text:span text:style-name="T3">ee</text:span><text:span text:style-name="T2">.</text:span><text:span text:style-name="T4">emit</text:span><text:span text:style-name="T2">(</text:span><text:span text:style-name="T5">'data'</text:span><text:span text:style-name="T2">, </text:span><text:span text:style-name="T6">Date</text:span><text:span text:style-name="T2">.</text:span><text:span text:style-name="T4">now</text:span><text:span text:style-name="T2">()); </text:span></text:p>
      <text:p text:style-name="P3"><text:span text:style-name="T2">}, </text:span><text:span text:style-name="T7">500</text:span><text:span text:style-name="T2">);</text:span></text:p>
      <text:p text:style-name="P2"/>
      <text:p text:style-name="P2"/>
      <text:p text:style-name="P2"><text:soft-page-break/></text:p>
      <text:p text:style-name="P2"/>
      <text:p text:style-name="P2"/>
      <text:p text:style-name="P6">4. Associating events to objects.</text:p>
      <text:p text:style-name="P10">We create a class that defines a person and we are going to make this person have event emitters associated with inheritance</text:p>
      <text:p text:style-name="P2"/>
      <text:p text:style-name="P3"><text:span text:style-name="T1">var</text:span><text:span text:style-name="T2"> </text:span><text:span text:style-name="T3">events</text:span><text:span text:style-name="T2"> = </text:span><text:span text:style-name="T4">require</text:span><text:span text:style-name="T2">(</text:span><text:span text:style-name="T5">'events'</text:span><text:span text:style-name="T2">);</text:span></text:p>
      <text:p text:style-name="P3"><text:span text:style-name="T1">var</text:span><text:span text:style-name="T2"> </text:span><text:span text:style-name="T3">util</text:span><text:span text:style-name="T2"> = </text:span><text:span text:style-name="T4">require</text:span><text:span text:style-name="T2">(</text:span><text:span text:style-name="T5">'util'</text:span><text:span text:style-name="T2">);</text:span></text:p>
      <text:p text:style-name="P4"/>
      <text:p text:style-name="P3"><text:span text:style-name="T1">class</text:span><text:span text:style-name="T2"> </text:span><text:span text:style-name="T6">Person</text:span><text:span text:style-name="T2"> </text:span><text:span text:style-name="T1">extends</text:span><text:span text:style-name="T2"> </text:span><text:span text:style-name="T3">events</text:span><text:span text:style-name="T2">.</text:span><text:span text:style-name="T6">EventEmitter</text:span><text:span text:style-name="T2"> {</text:span></text:p>
      <text:p text:style-name="P3"><text:span text:style-name="T2"><text:s/></text:span><text:span text:style-name="T1">constructor</text:span><text:span text:style-name="T2">(n</text:span><text:span text:style-name="T3">ame</text:span><text:span text:style-name="T2">) {</text:span></text:p>
      <text:p text:style-name="P3"><text:span text:style-name="T2"><text:s/></text:span><text:span text:style-name="T1">super</text:span><text:span text:style-name="T2">();</text:span></text:p>
      <text:p text:style-name="P3"><text:span text:style-name="T2"><text:s/></text:span><text:span text:style-name="T1">this</text:span><text:span text:style-name="T2">.</text:span><text:span text:style-name="T3">name</text:span><text:span text:style-name="T2"> = </text:span><text:span text:style-name="T3">name</text:span><text:span text:style-name="T2">;</text:span></text:p>
      <text:p text:style-name="P4"><text:s/>}</text:p>
      <text:p text:style-name="P4">}</text:p>
      <text:p text:style-name="P4"/>
      <text:p text:style-name="P3"><text:span text:style-name="T1">var</text:span><text:span text:style-name="T2"> </text:span><text:span text:style-name="T3">manu</text:span><text:span text:style-name="T2"> = </text:span><text:span text:style-name="T1">new</text:span><text:span text:style-name="T2"> </text:span><text:span text:style-name="T6">Person</text:span><text:span text:style-name="T2">(</text:span><text:span text:style-name="T5">'manu'</text:span><text:span text:style-name="T2">);</text:span></text:p>
      <text:p text:style-name="P3"><text:span text:style-name="T1">var</text:span><text:span text:style-name="T2"> </text:span><text:span text:style-name="T3">boris</text:span><text:span text:style-name="T2"> = </text:span><text:span text:style-name="T1">new</text:span><text:span text:style-name="T2"> </text:span><text:span text:style-name="T6">Person</text:span><text:span text:style-name="T2">(</text:span><text:span text:style-name="T5">'boris'</text:span><text:span text:style-name="T2">);</text:span></text:p>
      <text:p text:style-name="P3"><text:span text:style-name="T1">var</text:span><text:span text:style-name="T2"> </text:span><text:span text:style-name="T3">people</text:span><text:span text:style-name="T2"> = [</text:span><text:span text:style-name="T3">manu</text:span><text:span text:style-name="T2">, </text:span><text:span text:style-name="T3">boris</text:span><text:span text:style-name="T2">];</text:span></text:p>
      <text:p text:style-name="P4"/>
      <text:p text:style-name="P3"><text:span text:style-name="T3">people</text:span><text:span text:style-name="T2">.</text:span><text:span text:style-name="T4">forEach</text:span><text:span text:style-name="T2">(</text:span><text:span text:style-name="T1">function</text:span><text:span text:style-name="T2"> (</text:span><text:span text:style-name="T3">littleperson</text:span><text:span text:style-name="T2">) {</text:span></text:p>
      <text:p text:style-name="P3"><text:span text:style-name="T2"><text:s/></text:span><text:span text:style-name="T3">littleperson</text:span><text:span text:style-name="T2">.</text:span><text:span text:style-name="T4">on</text:span><text:span text:style-name="T2">(</text:span><text:span text:style-name="T5">'talk'</text:span><text:span text:style-name="T2">, </text:span><text:span text:style-name="T1">function</text:span><text:span text:style-name="T2"> (</text:span><text:span text:style-name="T3">message</text:span><text:span text:style-name="T2">) {</text:span></text:p>
      <text:p text:style-name="P3"><text:span text:style-name="T2"><text:s/></text:span><text:span text:style-name="T3">console</text:span><text:span text:style-name="T2">.</text:span><text:span text:style-name="T4">log</text:span><text:span text:style-name="T2">(</text:span><text:span text:style-name="T3">littleperson</text:span><text:span text:style-name="T2">.</text:span><text:span text:style-name="T3">name</text:span><text:span text:style-name="T2"> + </text:span><text:span text:style-name="T5">' has said '</text:span><text:span text:style-name="T2"> + </text:span><text:span text:style-name="T3">message</text:span><text:span text:style-name="T2">)</text:span></text:p>
      <text:p text:style-name="P4"><text:s/>});</text:p>
      <text:p text:style-name="P4">})</text:p>
      <text:p text:style-name="P4"/>
      <text:p text:style-name="P3"><text:span text:style-name="T3">manu</text:span><text:span text:style-name="T2">.</text:span><text:span text:style-name="T4">emit</text:span><text:span text:style-name="T2">(`</text:span><text:span text:style-name="T5">talk`</text:span><text:span text:style-name="T2">, </text:span><text:span text:style-name="T5">`I hope you study node`</text:span><text:span text:style-name="T2">);</text:span></text:p>
      <text:p text:style-name="P3"><text:span text:style-name="T3">boris</text:span><text:span text:style-name="T2">.</text:span><text:span text:style-name="T4">emit</text:span><text:span text:style-name="T2">(</text:span><text:span text:style-name="T5">`talk`</text:span><text:span text:style-name="T2">, </text:span><text:span text:style-name="T5">`I add that a lot`</text:span><text:span text:style-name="T2">);</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alibri" fo:font-size="11pt" fo:language="ca" fo:country="E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ca" fo:country="ES"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ormal_20__28_Web_29_" style:display-name="Normal (Web)" style:family="paragraph" style:parent-style-name="Standard" style:default-outline-level="" style:list-style-name="">
      <style:paragraph-properties fo:margin-top="0.176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a"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5</meta:editing-cycles>
    <meta:creation-date>2020-04-27T19:40:00</meta:creation-date>
    <dc:date>2020-12-01T21:27:41.15</dc:date>
    <meta:editing-duration>PT22S</meta:editing-duration>
    <meta:generator>LibreOffice/6.0.7.3$Linux_X86_64 LibreOffice_project/00m0$Build-3</meta:generator>
    <meta:document-statistic meta:table-count="0" meta:image-count="0" meta:object-count="0" meta:page-count="4" meta:paragraph-count="58" meta:word-count="497" meta:character-count="2985" meta:non-whitespace-character-count="25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